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fo:min-height="0.63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fo:min-height="0cm"/>
    </style:style>
    <style:style style:name="gr6" style:family="graphic" style:parent-style-name="standard">
      <style:graphic-properties draw:stroke="none" svg:stroke-color="#000000" draw:fill="none" draw:fill-color="#ffffff" fo:min-height="0.385cm"/>
    </style:style>
    <style:style style:name="gr7" style:family="graphic" style:parent-style-name="standard">
      <style:graphic-properties draw:stroke="dash" draw:stroke-dash="Fine_20_Dashed" draw:fill="none" draw:textarea-horizontal-align="center" draw:textarea-vertical-align="middle"/>
    </style:style>
    <style:style style:name="gr8" style:family="graphic" style:parent-style-name="standard">
      <style:graphic-properties draw:stroke="dash" draw:stroke-dash="Fine_20_Dashed" draw:fill="none" draw:textarea-horizontal-align="justify" draw:textarea-vertical-align="middle" draw:auto-grow-height="false"/>
    </style:style>
    <style:style style:name="gr9" style:family="graphic" style:parent-style-name="standard">
      <style:graphic-properties draw:stroke="dash" draw:stroke-dash="Ultrafine_20_2_20_Dots_20_3_20_Dashes" draw:fill="none" draw:textarea-horizontal-align="justify" draw:textarea-vertical-align="middle" draw:auto-grow-height="false"/>
    </style:style>
    <style:style style:name="gr10" style:family="graphic" style:parent-style-name="standard">
      <style:graphic-properties draw:stroke="dash" draw:stroke-dash="Fine_20_Dashed" draw:fill="none" draw:textarea-vertical-align="middle" draw:auto-grow-height="false" fo:min-height="0.749cm" fo:min-width="0.499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7.7cm" svg:height="1.905cm" svg:x="1cm" svg:y="1cm">
          <text:p/>
        </draw:rect>
        <draw:frame draw:style-name="gr2" draw:layer="layout" svg:width="7.745cm" svg:height="0.984cm" svg:x="1.561cm" svg:y="1.635cm">
          <draw:text-box>
            <text:p>&lt;Group name&gt;'s Acclesia</text:p>
          </draw:text-box>
        </draw:frame>
        <draw:frame draw:style-name="gr3" draw:layer="layout" svg:width="6.985cm" svg:height="0.984cm" svg:x="21.32cm" svg:y="2.27cm">
          <draw:text-box>
            <text:p/>
          </draw:text-box>
        </draw:frame>
        <draw:frame draw:style-name="gr3" draw:text-style-name="P2" draw:layer="layout" svg:width="10.295cm" svg:height="0.885cm" svg:x="18.41cm" svg:y="1.935cm">
          <draw:text-box>
            <text:p text:style-name="P2"><text:span text:style-name="T1">Welcome, &lt;user name&gt; / Help / Feedback / Log out</text:span></text:p>
          </draw:text-box>
        </draw:frame>
        <draw:rect draw:style-name="gr4" draw:text-style-name="P1" draw:layer="layout" svg:width="5.715cm" svg:height="5.08cm" svg:x="21.955cm" svg:y="9.655cm">
          <text:p text:style-name="P1">&lt;Target 1&gt;</text:p>
        </draw:rect>
        <draw:frame draw:style-name="gr5" draw:layer="layout" svg:width="8.255cm" svg:height="0.984cm" svg:x="2.905cm" svg:y="3.826cm">
          <draw:text-box>
            <text:p>How to get to &lt;Target 1&gt;?</text:p>
          </draw:text-box>
        </draw:frame>
        <draw:frame draw:style-name="gr6" draw:text-style-name="P2" draw:layer="layout" svg:width="1.905cm" svg:height="0.738cm" svg:x="1.536cm" svg:y="2.905cm">
          <draw:text-box>
            <text:p text:style-name="P2"><text:span text:style-name="T1">Home</text:span></text:p>
          </draw:text-box>
        </draw:frame>
        <draw:frame draw:style-name="gr6" draw:text-style-name="P2" draw:layer="layout" svg:width="4.949cm" svg:height="0.738cm" svg:x="2.736cm" svg:y="2.905cm">
          <draw:text-box>
            <text:p text:style-name="P2"><text:span text:style-name="T1">&gt; Path resolution</text:span></text:p>
          </draw:text-box>
        </draw:frame>
        <draw:rect draw:style-name="gr7" draw:text-style-name="P1" draw:layer="layout" svg:width="3.81cm" svg:height="3.175cm" svg:x="13.065cm" svg:y="6.115cm">
          <text:p text:style-name="P1">Interim<text:line-break/>Result</text:p>
        </draw:rect>
        <draw:rect draw:style-name="gr7" draw:text-style-name="P1" draw:layer="layout" svg:width="3.81cm" svg:height="3.175cm" svg:x="13.065cm" svg:y="10.716cm">
          <text:p text:style-name="P1">Interim<text:line-break/>Result</text:p>
        </draw:rect>
        <draw:rect draw:style-name="gr7" draw:text-style-name="P1" draw:layer="layout" svg:width="3.81cm" svg:height="3.175cm" svg:x="13.065cm" svg:y="15.416cm">
          <text:p text:style-name="P1">Interim<text:line-break/>Result</text:p>
        </draw:rect>
        <draw:rect draw:style-name="gr7" draw:text-style-name="P1" draw:layer="layout" svg:width="3.81cm" svg:height="3.175cm" svg:x="4.965cm" svg:y="6.115cm">
          <text:p text:style-name="P1">Course of<text:line-break/>Action</text:p>
        </draw:rect>
        <draw:rect draw:style-name="gr7" draw:text-style-name="P1" draw:layer="layout" svg:width="3.81cm" svg:height="3.175cm" svg:x="4.965cm" svg:y="10.716cm">
          <text:p text:style-name="P1">Course of<text:line-break/>Action</text:p>
        </draw:rect>
        <draw:rect draw:style-name="gr7" draw:text-style-name="P1" draw:layer="layout" svg:width="3.81cm" svg:height="3.175cm" svg:x="4.965cm" svg:y="15.416cm">
          <text:p text:style-name="P1">Course of<text:line-break/>Action</text:p>
        </draw:rect>
        <draw:custom-shape draw:style-name="gr8" draw:text-style-name="P3" draw:layer="layout" svg:width="3.175cm" svg:height="1.27cm" svg:x="9.455cm" svg:y="7.05cm">
          <text:p text:style-name="P3"><text:span text:style-name="T1">Causing</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3.175cm" svg:height="1.27cm" svg:x="9.456cm" svg:y="11.65cm">
          <text:p text:style-name="P3"><text:span text:style-name="T1">Causing</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3.175cm" svg:height="1.27cm" svg:x="9.456cm" svg:y="16.35cm">
          <text:p text:style-name="P3"><text:span text:style-name="T1">Causing</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3.175cm" svg:height="1.27cm" svg:x="17.756cm" svg:y="11.65cm">
          <text:p text:style-name="P3"><text:span text:style-name="T1">Leading to</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3" draw:layer="layout" svg:width="0.635cm" svg:height="1.27cm" svg:x="6.515cm" svg:y="14.035cm">
          <text:p text:style-name="P1"><text:span text:style-name="T1">Different</text:span></text:p>
          <draw:enhanced-geometry svg:viewBox="0 0 21600 21600" draw:text-areas="?f0 ?f8 ?f2 ?f9" draw:mirror-horizontal="false" draw:mirror-vertical="fals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3" draw:layer="layout" svg:width="0.635cm" svg:height="1.27cm" svg:x="6.516cm" svg:y="9.335cm">
          <text:p text:style-name="P1"><text:span text:style-name="T1">Different</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3" draw:layer="layout" svg:width="3.81cm" svg:height="2.54cm" svg:x="17.51cm" svg:y="14.335cm">
          <text:p text:style-name="P1"><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Leading to</text:span></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3" draw:layer="layout" svg:width="3.81cm" svg:height="2.54cm" svg:x="17.51cm" svg:y="7.98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3" draw:text-style-name="P2" draw:layer="layout" svg:width="3.175cm" svg:height="0.885cm" svg:x="18.145cm" svg:y="7.35cm">
          <draw:text-box>
            <text:p text:style-name="P2"><text:span text:style-name="T1">Leading to</text:span></text:p>
          </draw:text-box>
        </draw:frame>
        <draw:frame draw:style-name="gr3" draw:text-style-name="P2" draw:layer="layout" svg:width="14.605cm" svg:height="0.885cm" svg:x="2.94cm" svg:y="4.81cm">
          <draw:text-box>
            <text:p text:style-name="P2"><text:span text:style-name="T1">Click on an item to add your ideas and opinions regarding i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6-18T19:51:29</meta:creation-date>
    <dc:date>2009-06-18T20:44:53</dc:date>
    <meta:editing-duration>PT00H38M14S</meta:editing-duration>
    <meta:editing-cycles>6</meta:editing-cycles>
    <meta:generator>NeoOffice/3.0$Unix OpenOffice.org_project/Patch 0</meta:generator>
    <meta:document-statistic meta:object-count="24"/>
    <meta:user-defined meta:name="Info 1"/>
    <meta:user-defined meta:name="Info 2"/>
    <meta:user-defined meta:name="Info 3"/>
    <meta:user-defined meta:name="Info 4"/>
  </office:meta>
</office:document-meta>
</file>